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33D8472F1B8DE08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396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 style:line-break="normal" style:writing-mode="page">
        <style:tab-stops/>
      </style:paragraph-properties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36pt" fo:language="es" fo:country="ES" fo:font-style="normal" fo:text-shadow="none" style:text-underline-style="none" fo:font-weight="bold" style:letter-kerning="true" style:font-name-asian="Arial" style:font-size-asian="36pt" style:language-asian="en" style:country-asian="US" style:font-style-asian="normal" style:font-weight-asian="bold" style:font-name-complex="Aria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3D8472F1B8DE08E.jpg" xlink:type="simple" xlink:show="embed" xlink:actuate="onLoad">
            <text:p/>
          </draw:image>
        </draw:frame>
        <draw:frame draw:style-name="gr2" draw:text-style-name="P7" draw:layer="layout" svg:width="24.13cm" svg:height="11.646cm" svg:x="1.889cm" svg:y="3.8cm">
          <draw:text-box>
            <text:p text:style-name="P2"><text:span text:style-name="T1">Petrus ontkent dat hij weet dat Jezus en Annas Jezus ondervragen</text:span></text:p>
            <text:p text:style-name="P3"><text:span text:style-name="T2">(Johannes 18:15-2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6:54.016000000</dc:date>
    <meta:editing-duration>PT2H28M58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